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0pt" fo:font-weight="normal" officeooo:rsid="001d4129" fo:background-color="transparent" style:font-size-asian="10pt" style:font-weight-asian="normal" style:font-size-complex="10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tps://github.com/ALIBERA/linux_raspberrypi_book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0T09:28:46.128079618</meta:creation-date>
    <meta:generator>LibreOffice/6.4.7.2$Linux_X86_64 LibreOffice_project/40$Build-2</meta:generator>
    <dc:date>2024-04-01T13:33:58.034553218</dc:date>
    <meta:editing-duration>PT2H7M38S</meta:editing-duration>
    <meta:editing-cycles>29</meta:editing-cycles>
    <meta:document-statistic meta:table-count="0" meta:image-count="0" meta:object-count="0" meta:page-count="1" meta:paragraph-count="1" meta:word-count="1" meta:character-count="49" meta:non-whitespace-character-count="49"/>
  </office:meta>
</office:document-meta>
</file>